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paragraph-properties fo:margin-left="1.251cm">
        <style:tab-stops/>
      </style:paragraph-properties>
    </style:style>
    <style:style style:name="P3" style:family="paragraph" style:parent-style-name="Standard">
      <style:paragraph-properties fo:margin-left="1.251cm">
        <style:tab-stops/>
      </style:paragraph-properties>
      <style:text-properties fo:color="#808080" loext:opacity="100%" style:font-name="Calibri Light" fo:font-style="italic" style:font-style-asian="italic" style:font-style-complex="italic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 Light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1.251cm" fo:margin-top="0.101cm" fo:margin-bottom="0.101cm" style:contextual-spacing="false">
        <style:tab-stops/>
      </style:paragraph-properties>
      <style:text-properties style:font-name="Calibri Light" fo:font-weight="bold" style:font-weight-asian="bold" style:font-weight-complex="bold"/>
    </style:style>
    <style:style style:name="P6" style:family="paragraph" style:parent-style-name="Standard">
      <style:paragraph-properties fo:margin-left="1.251cm" fo:margin-top="0.101cm" fo:margin-bottom="0.101cm" style:contextual-spacing="false">
        <style:tab-stops/>
      </style:paragraph-properties>
      <style:text-properties style:font-name="Calibri Light" fo:font-weight="bold" officeooo:paragraph-rsid="001b4b55" style:font-weight-asian="bold" style:font-weight-complex="bold"/>
    </style:style>
    <style:style style:name="P7" style:family="paragraph" style:parent-style-name="Standard">
      <style:text-properties style:font-name="Calibri Light"/>
    </style:style>
    <style:style style:name="P8" style:family="paragraph" style:parent-style-name="Standard">
      <style:paragraph-properties fo:margin-left="1.251cm" fo:margin-top="0.101cm" fo:margin-bottom="0.101cm" style:contextual-spacing="false">
        <style:tab-stops/>
      </style:paragraph-properties>
      <style:text-properties style:font-name="Consolas" fo:font-size="9pt" fo:font-weight="normal" officeooo:rsid="001b4b55" officeooo:paragraph-rsid="001b4b55" style:font-size-asian="7.84999990463257pt" style:font-weight-asian="normal" style:font-size-complex="9pt" style:font-weight-complex="normal"/>
    </style:style>
    <style:style style:name="T1" style:family="text">
      <style:text-properties fo:color="#808080" loext:opacity="100%" style:font-name="Calibri Ligh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808080" loext:opacity="100%" style:font-name="Calibri Light" fo:font-style="italic" style:font-style-asian="italic" style:font-style-complex="italic"/>
    </style:style>
    <style:style style:name="T3" style:family="text">
      <style:text-properties fo:color="#808080" loext:opacity="100%" style:font-name="Calibri Light" fo:font-size="11pt" fo:font-style="italic" style:font-size-asian="11pt" style:font-style-asian="italic" style:font-size-complex="11pt" style:font-style-complex="italic"/>
    </style:style>
    <style:style style:name="T4" style:family="text">
      <style:text-properties officeooo:rsid="001b75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Permisos LINUX</text:p>
      <text:p text:style-name="P1"/>
      <text:p text:style-name="P1">Realiza las siguientes modificaciones de permisos en un archivo cualquiera del sistema y comprueba que <text:s/>queden correctamente modificados.</text:p>
      <text:p text:style-name="P1"/>
      <text:p text:style-name="P5">- Añade todos los permisos al archivo</text:p>
      <text:p text:style-name="P8">ls Escritorio/</text:p>
      <text:p text:style-name="P8">cd Practicas</text:p>
      <text:p text:style-name="P8">ls -l</text:p>
      <text:p text:style-name="P8">chmod 777 Prueba1.txt</text:p>
      <text:p text:style-name="P5">- Elimina todos los permisos al archivo</text:p>
      <text:p text:style-name="P8">chmod 000 Prueba1.txt</text:p>
      <text:p text:style-name="P5">- Asigna los permisos de ejecución al archivo</text:p>
      <text:p text:style-name="P8">chmod 111 Prueba1.txt</text:p>
      <text:p text:style-name="P6">- Asigna los permisos de lectura al archivo</text:p>
      <text:p text:style-name="P8">chmod 444 Prueba1.txt</text:p>
      <text:p text:style-name="P5">- Asigna los permisos de escritura al archivo</text:p>
      <text:p text:style-name="P8">chmod 222 Prueba1.txt</text:p>
      <text:p text:style-name="P5">- Asigna los permisos de ejecución al archivo SOLO A LOS USUARIOS</text:p>
      <text:p text:style-name="P8">chmod 100 Prueba1.txt</text:p>
      <text:p text:style-name="P5">- Asigna los permisos de ejecución y escritura SOLO A LOS USUARIOS Y OTROS</text:p>
      <text:p text:style-name="P8">chmod 303 Prueba1.txt</text:p>
      <text:p text:style-name="P5">- Asigna los permisos de escritura y lectura al archivo SOLO A LOS GRUPOS</text:p>
      <text:p text:style-name="P8">chmod <text:span text:style-name="T4">060</text:span> Prueba1.txt</text:p>
      <text:p text:style-name="P5">- Asigna los permisos de ejecución al archivo SOLO A LOS USUARIOS Y GRUPOS</text:p>
      <text:p text:style-name="P8">chmod 11<text:span text:style-name="T4">0</text:span> Prueba1.txt</text:p>
      <text:p text:style-name="P5">- Asigna todos los permisos al archivo, a excepción del permiso de ejecución a OTROS</text:p>
      <text:p text:style-name="P8">chmod 776 Prueba1.txt</text:p>
      <text:p text:style-name="P5">- Elimina los permisos de lectura</text:p>
      <text:p text:style-name="P8">chmod 333 Prueba1.txt</text:p>
      <text:p text:style-name="P5">- Elimina los permisos de ejecución y lectura</text:p>
      <text:p text:style-name="P8">chmod 222 Prueba1.txt</text:p>
      <text:p text:style-name="P5">- Elimina los permisos de ejecución SOLO A LOS GRUPOS Y OTROS</text:p>
      <text:p text:style-name="P8">chmod 766 Prueba1.txt</text:p>
      <text:p text:style-name="P5">- Elimina los permisos de lectura y escritura SOLO A LOS OTROS</text:p>
      <text:p text:style-name="P8">chmod 771 Prueba1.txt</text:p>
      <text:p text:style-name="P5">- Elimina los permisos de ejecución y lectura SOLO A LOS USUARIOS Y OTROS</text:p>
      <text:p text:style-name="P8">chmod 272 Prueba1.txt</text:p>
      <text:p text:style-name="P1"/>
      <text:p text:style-name="P1"/>
      <text:p text:style-name="P1"/>
      <text:p text:style-name="P1"/>
      <text:p text:style-name="P1"><text:soft-page-break/>→ Se da por supuesto que los permisos no indicados, quedarán activados o desactivados dependiendo del ejercicio</text:p>
      <text:p text:style-name="P1"/>
      <text:p text:style-name="P2"><text:span text:style-name="Fuente_20_de_20_párrafo_20_predeter."><text:span text:style-name="T1">Ejemplo Asignar) </text:span></text:span><text:span text:style-name="Fuente_20_de_20_párrafo_20_predeter."><text:span text:style-name="T2">Asigna los permisos de escritura al archivo</text:span></text:span></text:p>
      <text:p text:style-name="P3"/>
      <text:p text:style-name="P2"><text:span text:style-name="Fuente_20_de_20_párrafo_20_predeter."><text:span text:style-name="T2"><text:tab/></text:span></text:span><text:span text:style-name="Fuente_20_de_20_párrafo_20_predeter."><text:span text:style-name="T3">El resto de permisos distintos a “escritura” quedarán inhabilitidados</text:span></text:span></text:p>
      <text:p text:style-name="P3"/>
      <text:p text:style-name="P3"/>
      <text:p text:style-name="P2"><text:span text:style-name="Fuente_20_de_20_párrafo_20_predeter."><text:span text:style-name="T1">Ejemplo Eliminar) </text:span></text:span><text:span text:style-name="Fuente_20_de_20_párrafo_20_predeter."><text:span text:style-name="T2">Elimina los permisos de ejecución y lectura</text:span></text:span></text:p>
      <text:p text:style-name="P3"/>
      <text:p text:style-name="P2"><text:span text:style-name="Fuente_20_de_20_párrafo_20_predeter."><text:span text:style-name="T2"><text:tab/></text:span></text:span><text:span text:style-name="Fuente_20_de_20_párrafo_20_predeter."><text:span text:style-name="T3">El resto de permisos distintos a “ejecución” y “lectura” quedarán habilitidados</text:span>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meta:creation-date>2023-03-16T08:09:00Z</meta:creation-date>
    <dc:date>2025-03-19T13:49:59.937000000</dc:date>
    <meta:editing-cycles>6</meta:editing-cycles>
    <meta:editing-duration>PT49M24S</meta:editing-duration>
    <meta:document-statistic meta:table-count="0" meta:image-count="0" meta:object-count="0" meta:page-count="2" meta:paragraph-count="40" meta:word-count="286" meta:character-count="1743" meta:non-whitespace-character-count="1494"/>
    <meta:template xlink:type="simple" xlink:actuate="onRequest" xlink:title="" xlink:href="../Ejercicios%20Permisos%20LINUX.odt/Normal"/>
  </office:meta>
</office:document-meta>
</file>